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24-03-0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0112" calcext:value-type="float">
            <text:p>139.5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22-12-13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5936" calcext:value-type="float">
            <text:p>139.6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21-12-15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6144" calcext:value-type="float">
            <text:p>139.8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21-02-12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20-01-0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9-03-07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092" calcext:value-type="float">
            <text:p>140.7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8-02-08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7-08-03 0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0144" calcext:value-type="float">
            <text:p>141.3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6-08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9832" calcext:value-type="float">
            <text:p>141.1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6-02-25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768" calcext:value-type="float">
            <text:p>141.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5-02-2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4-03-2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0808" calcext:value-type="float">
            <text:p>142.1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3-04-0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4832" calcext:value-type="float">
            <text:p>143.0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2-03-1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4184" calcext:value-type="float">
            <text:p>143.2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1-03-0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1032" calcext:value-type="float">
            <text:p>143.1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10-03-1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9968" calcext:value-type="float">
            <text:p>142.9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9-03-26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8-03-0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0488" calcext:value-type="float">
            <text:p>143.3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7-02-1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0928" calcext:value-type="float">
            <text:p>143.0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6-02-1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2952" calcext:value-type="float">
            <text:p>143.2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5-03-07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4-03-03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2264" calcext:value-type="float">
            <text:p>143.0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200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3184" calcext:value-type="float">
            <text:p>142.8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9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4936" calcext:value-type="float">
            <text:p>143.1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9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7328" calcext:value-type="float">
            <text:p>140.9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9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1744" calcext:value-type="float">
            <text:p>138.9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3104" calcext:value-type="float">
            <text:p>138.3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8032" calcext:value-type="float">
            <text:p>138.1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59872" calcext:value-type="float">
            <text:p>137.6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3384" calcext:value-type="float">
            <text:p>136.8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2744" calcext:value-type="float">
            <text:p>135.4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3664" calcext:value-type="float">
            <text:p>135.2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3648" calcext:value-type="float">
            <text:p>134.3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4192" calcext:value-type="float">
            <text:p>134.1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5384" calcext:value-type="float">
            <text:p>133.7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9416" calcext:value-type="float">
            <text:p>133.2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9104" calcext:value-type="float">
            <text:p>133.0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6728" calcext:value-type="float">
            <text:p>132.3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5192" calcext:value-type="float">
            <text:p>130.6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8184" calcext:value-type="float">
            <text:p>129.4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659107564101</text:p>
          </table:table-cell>
          <table:table-cell office:value-type="string" calcext:value-type="string">
            <text:p>198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